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2" style:parent-style-name="Standard" style:family="paragraph">
      <style:text-properties style:font-name="Arial" style:font-name-complex="Arial"/>
    </style:style>
    <style:style style:name="P3" style:parent-style-name="Standard" style:family="paragraph">
      <style:text-properties style:font-name="Arial" style:font-name-complex="Arial"/>
    </style:style>
    <style:style style:name="P4" style:parent-style-name="Standard" style:family="paragraph">
      <style:text-properties style:font-name="Arial" style:font-name-complex="Arial"/>
    </style:style>
    <style:style style:name="P5" style:parent-style-name="Standard" style:list-style-name="LFO3" style:family="paragraph">
      <style:text-properties style:font-name="Arial" style:font-name-complex="Arial"/>
    </style:style>
    <style:style style:name="P6" style:parent-style-name="Standard" style:list-style-name="LFO3" style:family="paragraph">
      <style:text-properties style:font-name="Arial" style:font-name-complex="Arial"/>
    </style:style>
    <style:style style:name="P7" style:parent-style-name="Standard" style:list-style-name="LFO3" style:family="paragraph">
      <style:text-properties style:font-name="Arial" style:font-name-complex="Arial"/>
    </style:style>
    <style:style style:name="P8" style:parent-style-name="Standard" style:list-style-name="LFO3" style:family="paragraph">
      <style:text-properties style:font-name="Arial" style:font-name-complex="Arial"/>
    </style:style>
    <style:style style:name="P9" style:parent-style-name="Standard" style:list-style-name="LFO3" style:family="paragraph">
      <style:text-properties style:font-name="Arial" style:font-name-complex="Arial"/>
    </style:style>
    <style:style style:name="P10" style:parent-style-name="Standard" style:list-style-name="LFO3" style:family="paragraph"/>
    <style:style style:name="T11" style:parent-style-name="Fuentedepárrafopredeter." style:family="text">
      <style:text-properties style:font-name="Arial" style:font-name-complex="Arial"/>
    </style:style>
  </office:automatic-styles>
  <office:body>
    <office:text text:use-soft-page-breaks="true">
      <text:p text:style-name="P1">Requisítos mínimos para el correcto funcionamiento</text:p>
      <text:p text:style-name="P2"/>
      <text:p text:style-name="P3">Los requisitos mínimos para que la web funcione serían:</text:p>
      <text:p text:style-name="P4"/>
      <text:list text:style-name="LFO3" text:continue-numbering="true">
        <text:list-item>
          <text:p text:style-name="P5">En cuanto a la Ram, se recomendaría que el ordenador tuviese 2 GB para que pudiera funcionar el sistema operativo y el navegador a la vez, ya que la web no tiene gran carga. No obstante sería altamente recomendable tener 4GB y de manera óptima 8GB para asegurar que no haya ningún tipo de problema con el sistema.</text:p>
        </text:list-item>
        <text:list-item>
          <text:p text:style-name="P6">En cuanto a disco duro no se requiere prácticamente nada, sí que sería recomendable tener como mínimo un 15% libre para que no haya problemas, pero con tener 1 GB libre habría más que de sobra para cualquier cosa que la web requiera.</text:p>
        </text:list-item>
        <text:list-item>
          <text:p text:style-name="P7">En cuanto a sistema operativo sería recomendable Windows 10 ya que la web ha sido creada con él, pero realmente con que el navegador tenga una versión actualizada cualquier sistema operativo es válido para la web.</text:p>
        </text:list-item>
        <text:list-item>
          <text:p text:style-name="P8">En cuanto a la versión del servidor,<text:s/><text:s/>es recomendable tener una versión de Apache igual o superior a la 2.4.25, que es en la que se ha creado y testeado la web.</text:p>
        </text:list-item>
        <text:list-item>
          <text:p text:style-name="P9">La versión de php mínima es la 7.1.4, versión que implementa MySqli y además ha sido la usada en la creación de la web.</text:p>
        </text:list-item>
        <text:list-item>
          <text:p text:style-name="P10"><text:span text:style-name="T11">Por lo que respecta al sistema gestor de base de datos, MySql en este caso, se recomienda una versión igual o superior a la 5.0, que es la usada en la creación de la base de datos para la web.</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rge belmonte galipienso</dc:creator>
    <meta:creation-date>2009-04-16T11:32:00Z</meta:creation-date>
    <dc:date>2018-06-19T17:31:00Z</dc:date>
    <meta:template xlink:href="Normal.dotm" xlink:type="simple"/>
    <meta:editing-cycles>4</meta:editing-cycles>
    <meta:editing-duration>PT1020S</meta:editing-duration>
    <meta:user-defined meta:name="Info 1"/>
    <meta:user-defined meta:name="Info 2"/>
    <meta:user-defined meta:name="Info 3"/>
    <meta:user-defined meta:name="Info 4"/>
    <meta:document-statistic meta:page-count="1" meta:paragraph-count="2" meta:word-count="206" meta:character-count="1343" meta:row-count="9" meta:non-whitespace-character-count="1139"/>
  </office:meta>
</office:document-meta>
</file>